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eafb0" officeooo:paragraph-rsid="001eafb0"/>
    </style:style>
    <style:style style:name="P2" style:family="paragraph" style:parent-style-name="Standard" style:master-page-name="">
      <loext:graphic-properties draw:fill="none"/>
      <style:paragraph-properties fo:margin-left="0.5in" fo:margin-right="0in" fo:text-indent="-0.5in" style:auto-text-indent="false" style:page-number="auto" fo:background-color="transparent"/>
      <style:text-properties officeooo:rsid="0020854c" officeooo:paragraph-rsid="0020854c"/>
    </style:style>
    <style:style style:name="P3" style:family="paragraph" style:parent-style-name="Standard">
      <loext:graphic-properties draw:fill="none"/>
      <style:paragraph-properties fo:margin-left="0.5in" fo:margin-right="0in" fo:text-indent="-0.5in" style:auto-text-indent="false" fo:background-color="transparent"/>
      <style:text-properties officeooo:rsid="0020854c" officeooo:paragraph-rsid="0020854c"/>
    </style:style>
    <style:style style:name="P4" style:family="paragraph" style:parent-style-name="Standard">
      <loext:graphic-properties draw:fill="none"/>
      <style:paragraph-properties fo:margin-left="0.5in" fo:margin-right="0in" fo:text-indent="-0.5in" style:auto-text-indent="false" fo:background-color="transparent"/>
      <style:text-properties officeooo:rsid="00221b15" officeooo:paragraph-rsid="00221b15"/>
    </style:style>
    <style:style style:name="P5" style:family="paragraph" style:parent-style-name="Standard">
      <loext:graphic-properties draw:fill="none"/>
      <style:paragraph-properties fo:margin-left="0.5in" fo:margin-right="0in" fo:text-indent="-0.5in" style:auto-text-indent="false" fo:background-color="transparent"/>
      <style:text-properties officeooo:rsid="00225b54" officeooo:paragraph-rsid="00225b54"/>
    </style:style>
    <style:style style:name="T1" style:family="text">
      <style:text-properties officeooo:rsid="00242d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ose #4</text:p>
      <text:p text:style-name="P1"/>
      <text:p text:style-name="P2">If you believe it to be an inevitability, inevitably it won’t be.</text:p>
      <text:p text:style-name="P3">Lazor focus. Even if you suck.</text:p>
      <text:p text:style-name="P3">Cultivate your fucking garden</text:p>
      <text:p text:style-name="P3">Today is the day to lay the foundation for tomorrow. We can’t lay down laws, but we can lay down culture.</text:p>
      <text:p text:style-name="P3">“...that the strong should yield to the weak. And he said, ‘this is the natural order of things.’”</text:p>
      <text:p text:style-name="P3">All goods rhyme; every evil uniquely banal.</text:p>
      <text:p text:style-name="P3">Like Satoshi Nakamoto like [Kierkegaard]. You needed me whether or not you know. And thus I am here. Law of attraction</text:p>
      <text:p text:style-name="P4">...because it’s the natural order of things for the weak to rule over the strong.</text:p>
      <text:p text:style-name="P5">Stanford educated professor asked me what school I attended. 哈哈 Does he not know that big fish in small ponds accomplish more than most of his classmates ever will? Does he not know how the weak overpower the strong?</text:p>
      <text:p text:style-name="P5">You shall self-overcome Inshallah</text:p>
      <text:p text:style-name="P5">Maktub. The empire long divided must unite; the empire long divided must dissolve</text:p>
      <text:p text:style-name="P5">Survive. Survive and preserve your legacy. Especially a legacy in obscurity. Look at Lincoln. He moved the nation and bore it again and then the white nationalists show him dead and appropriated his name and legacy for their own banal ends. And turned him from the complicated man he was into a literal White god, ruler on the hill, in absentia. Die and become like him. Survive and become like Zhuangzi. Survive. Survive. Survive whole, intact, fully yourself and fully of this world. Simultaneously and forever. Or die only to die seventy-seven more deaths. To breathe is so much better than to not, to choose nonaction is far superior to nonaction being forced upon you. Survive. Survive. Survive. Never compromise your breath. Never compromise your life. Never compromise your soul. Never compromise that very thing inside the seed that no one can see. Never compromise your memory, your history, your rhyming heart. Never compromise your poetry your dance your eye’s twinkle. Never compromise the fire in your heart. For it is far easier to preserve a fire still going, however small, protected from the wind, than to restart a fire long burnt out. Guard that fire with your life because in the end there is not distinction between the two anyway. <text:span text:style-name="T1">Guard the fire. Guard the self. When the world doesn’t have the Dao, the sage survives and so must you. Survive Survive always fucking breathing. Don’t you stop breathing. Don’t you give up your soul because it’s not just yours. It’s all of ours. You’re just the shepherd of your soul of your body. It’s on lease from all of us. And you need to take care of it. Don’t let anyone lay a foot on it; don’t let anyone scruff your soul. Not for your sake but for ours. Hell, not for your sake—protect that fire with all your have because I need you breathing into the longest possible future you can muster. I need you to keep breathing because someday I’ll need you. And you can’t help me if you’re fucking dead. Keep breathing. Survive. If you don’t survive for yourself if you don’t do it for all of us, then please for the love of all sacred things. Do it for me. Breathe goddamn you breathe. Every breath you take is a breath of my salvation and our revolution. Breathe and save the world; breathe so one day you can have the strength to care for me. Breathe. Breathe. Still alive. Still aliv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29T11:15:25.039229144</meta:creation-date>
    <dc:date>2020-03-29T15:38:35.032787870</dc:date>
    <meta:editing-duration>PT4H10M10S</meta:editing-duration>
    <meta:editing-cycles>5</meta:editing-cycles>
    <meta:generator>LibreOffice/6.0.7.3$Linux_X86_64 LibreOffice_project/00m0$Build-3</meta:generator>
    <meta:document-statistic meta:table-count="0" meta:image-count="0" meta:object-count="0" meta:page-count="1" meta:paragraph-count="13" meta:word-count="581" meta:character-count="3254" meta:non-whitespace-character-count="2688"/>
  </office:meta>
</office:document-meta>
</file>